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a8006" officeooo:paragraph-rsid="001a8006"/>
    </style:style>
    <style:style style:name="T1" style:family="text">
      <style:text-properties officeooo:rsid="001a97f7"/>
    </style:style>
    <style:style style:name="T2" style:family="text">
      <style:text-properties officeooo:rsid="001fab90"/>
    </style:style>
    <style:style style:name="T3" style:family="text">
      <style:text-properties officeooo:rsid="00234f1f"/>
    </style:style>
    <style:style style:name="T4" style:family="text">
      <style:text-properties officeooo:rsid="00217cc8"/>
    </style:style>
    <style:style style:name="T5" style:family="text">
      <style:text-properties officeooo:rsid="001ff6a3"/>
    </style:style>
    <style:style style:name="T6" style:family="text">
      <style:text-properties officeooo:rsid="002bb54e"/>
    </style:style>
    <style:style style:name="T7" style:family="text">
      <style:text-properties officeooo:rsid="002c130d"/>
    </style:style>
    <style:style style:name="T8" style:family="text">
      <style:text-properties officeooo:rsid="0025f7e7"/>
    </style:style>
    <style:style style:name="T9" style:family="text">
      <style:text-properties officeooo:rsid="0028f786"/>
    </style:style>
    <style:style style:name="T10" style:family="text">
      <style:text-properties officeooo:rsid="002af771"/>
    </style:style>
    <style:style style:name="T11" style:family="text">
      <style:text-properties officeooo:rsid="002bf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ança Cibernética em Automação Industrial: Um Modelo Baseado em Sistema Especialista para IoTT</text:p>
      <text:p text:style-name="P1"/>
      <text:p text:style-name="P1"/>
      <text:p text:style-name="P2">O interesse e o uso por ferramentas, tecnologias e dispositivos que utilizam Inteligência Artificial (IA) cresceu nos últimos anos, não só por pessoas, como também por empresas. <text:span text:style-name="T1">Segundo a CNN Brasil, em 2024, pelo menos 72% de instituições ao redor do mundo já a adotaram, um aumento de 17% em comparação com o ano anterior. </text:span><text:span text:style-name="T2">Em relação ao investimento, houve um aumento </text:span><text:span text:style-name="T3">para 65</text:span><text:span text:style-name="T2">%, no qual era 33% em 2023. Apesar da boa impressão e dos diversos benefícios que o uso da inteligência artificial tr</text:span><text:span text:style-name="T4">az</text:span><text:span text:style-name="T2">, </text:span><text:span text:style-name="T5">há também o outro lado da moeda, como aumento da sofisticação </text:span><text:span text:style-name="T4">de </text:span><text:span text:style-name="T5">crimes cibernéticos </text:span><text:span text:style-name="T4">através de seu uso.</text:span></text:p>
      <text:p text:style-name="P2"/>
      <text:p text:style-name="P2">De acordo com a pesquisa “The State of Cybersecurity in LATAM 2024”,<text:line-break/>55% das empresas brasileiras sofreram com ataques cibernéticos alimentados por IA em 2023, um percentual 4% maior do que a média <text:span text:style-name="T6">da junção </text:span>dos demais países incluídos na pesquisa (<text:span text:style-name="T7">51% para </text:span>México, Colômbia e Argentina<text:span text:style-name="T8">)</text:span>. Isso <text:span text:style-name="T9">demonstra os riscos devi</text:span><text:span text:style-name="T10">d</text:span><text:span text:style-name="T9">o ao uso de IA por cibercriminosos </text:span><text:span text:style-name="T11">e o quanto ainda há vulnerabilidades expostas </text:span><text:span text:style-name="T7">que podem ser mais facilmente encontradas com os usos de IA.</text:span></text:p>
      <text:p text:style-name="P2"/>
      <text:p text:style-name="P2"/>
      <text:p text:style-name="P2"/>
      <text:p text:style-name="P2"/>
      <text:p text:style-name="P2"/>
      <text:p text:style-name="P2"><text:a xlink:type="simple" xlink:href="https://www.cnnbrasil.com.br/economia/negocios/uso-de-inteligencia-artificial-aumenta-e-alcanca-72-das-empresas-diz-pesquisa/" text:style-name="Internet_20_link" text:visited-style-name="Visited_20_Internet_20_Link">https://www.cnnbrasil.com.br/economia/negocios/uso-de-inteligencia-artificial-aumenta-e-alcanca-72-das-empresas-diz-pesquisa/</text:a></text:p>
      <text:p text:style-name="P2"/>
      <text:p text:style-name="P2"><text:a xlink:type="simple" xlink:href="https://forbes.com.br/forbes-tech/2024/05/ia-foi-utilizada-em-mais-de-50-dos-ataques-recentes-contra-empresas-brasileiras/" text:style-name="Internet_20_link" text:visited-style-name="Visited_20_Internet_20_Link">https://forbes.com.br/forbes-tech/2024/05/ia-foi-utilizada-em-mais-de-50-dos-ataques-recentes-contra-empresas-brasileiras/</text:a>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5T19:55:57.580000000</meta:creation-date>
    <dc:date>2025-06-16T00:12:27.600000000</dc:date>
    <meta:editing-duration>PT2H35M46S</meta:editing-duration>
    <meta:editing-cycles>15</meta:editing-cycles>
    <meta:generator>LibreOffice/24.8.7.2$Windows_X86_64 LibreOffice_project/e07d0a63a46349d29051da79b1fde8160bab2a89</meta:generator>
    <meta:document-statistic meta:table-count="0" meta:image-count="0" meta:object-count="0" meta:page-count="1" meta:paragraph-count="5" meta:word-count="194" meta:character-count="1407" meta:non-whitespace-character-count="1218"/>
  </office:meta>
</office:document-meta>
</file>